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Sans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Sans" fo:font-size="14pt" fo:letter-spacing="normal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Preformatted_20_Text">
      <style:text-properties fo:font-variant="normal" fo:text-transform="none" fo:color="#000000" loext:opacity="100%" style:font-name="Liberation Sans" fo:font-size="16pt" fo:letter-spacing="normal" fo:language="zxx" fo:country="none" fo:font-style="normal" fo:font-weight="bold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Preformatted_20_Text">
      <style:paragraph-properties fo:orphans="2" fo:widows="2"/>
      <style:text-properties style:font-name="Liberation Sans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5" style:family="paragraph" style:parent-style-name="Preformatted_20_Text">
      <style:paragraph-properties fo:margin-top="0in" fo:margin-bottom="0.1965in" style:contextual-spacing="false" fo:orphans="2" fo:widows="2"/>
      <style:text-properties style:font-name="Liberation Sans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6" style:family="paragraph" style:parent-style-name="Preformatted_20_Text">
      <style:paragraph-properties fo:orphans="2" fo:widows="2"/>
      <style:text-properties style:font-name="Liberation Sans" fo:language="zxx" fo:country="none" style:language-asian="zxx" style:country-asian="none" style:language-complex="zxx" style:country-complex="none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loext:opacity="100%" fo:letter-spacing="normal" fo:font-style="normal" fo:font-weight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04db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alizzare una classe Officina che gestisce l'inserimento, la ricerca e la cancellazione di schede Auto in riparazione.</text:p>
      <text:p text:style-name="P6"/>
      <text:p text:style-name="P1">Ogni scheda Auto deve contenere gli attributi necessari alla gestione delle riparazioni: (Es.: targa, modello, numero progressivo di scheda).</text:p>
      <text:p text:style-name="P1">Inoltre per mezzo della classe Scheda deve essere possibile leggere:</text:p>
      <text:p text:style-name="P1">- lo stato del veicolo (in riparazione, riparato, consegnato, data di arrivo in officina)</text:p>
      <text:p text:style-name="P1">- il numero di veicoli in officina</text:p>
      <text:p text:style-name="P1">- il numero di veicoli che hanno attraversato l'officina</text:p>
      <text:p text:style-name="P4"/>
      <text:p text:style-name="P1">La classe Officina deve consentire all'utente di:</text:p>
      <text:p text:style-name="P1">- Stampare l'elenco dei veicoli in un file con le seguenti opzioni:</text:p>
      <text:p text:style-name="P2"><text:s text:c="3"/><text:span text:style-name="T1">1. Tutti i veicoli</text:span></text:p>
      <text:p text:style-name="P2"><text:s text:c="3"/><text:span text:style-name="T1">2. Solo i veicoli in riparazione</text:span></text:p>
      <text:p text:style-name="P2"><text:s text:c="3"/><text:span text:style-name="T1">3. I veicoli riparati, ma non consegnati</text:span></text:p>
      <text:p text:style-name="P2"><text:s text:c="3"/><text:span text:style-name="T1">4. I veicoli consegnati</text:span></text:p>
      <text:p text:style-name="P2"><text:s text:c="3"/><text:span text:style-name="T1">5. Il nome del file deve essere scelto dall'utente</text:span></text:p>
      <text:p text:style-name="P1">- Caricare da un file di testo scelto dall'utente la lista di veicoli</text:p>
      <text:p text:style-name="P1">- Cancellare dalla lista i veicoli consegnati</text:p>
      <text:p text:style-name="P4"/>
      <text:p text:style-name="P4"/>
      <text:p text:style-name="P1">Alla chiusura del programma:</text:p>
      <text:p text:style-name="P1">- cancellare dalla lista i veicoli consegnati</text:p>
      <text:p text:style-name="P1">- salvare in un file tutti i veicoli rimasti</text:p>
      <text:p text:style-name="P1">- scrivere in un secondo file binario (il cui nome e' fissato dal programma) il numero di veicoli che hanno lasciato l'officina</text:p>
      <text:p text:style-name="P4"/>
      <text:p text:style-name="P1">All'avvio del programma:</text:p>
      <text:p text:style-name="P1">- aprire il file binario in lettura per inizializzare il numero di veicoli che hanno lasciato l'officina</text:p>
      <text:p text:style-name="P5"><text:span text:style-name="T2">- aprire in lettura il file di testo per caricare la lista dei veicoli presenti in officin</text:span><text:span text:style-name="T3">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5:42:48.746245247</meta:creation-date>
    <dc:date>2023-12-01T15:44:17.789834407</dc:date>
    <meta:editing-duration>PT1M30S</meta:editing-duration>
    <meta:editing-cycles>1</meta:editing-cycles>
    <meta:document-statistic meta:table-count="0" meta:image-count="0" meta:object-count="0" meta:page-count="1" meta:paragraph-count="22" meta:word-count="224" meta:character-count="1379" meta:non-whitespace-character-count="1162"/>
    <meta:generator>LibreOffice/7.3.7.2$Linux_X86_64 LibreOffice_project/30$Build-2</meta:generator>
  </office:meta>
</office:document-meta>
</file>